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7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37">
      <style:table-cell-properties fo:background-color="#ffff00" fo:wrap-option="wrap"/>
    </style:style>
    <style:style style:name="ce87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9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9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9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9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7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503H39M02.488051S" calcext:value-type="time">
            <text:p>1503:39</text:p>
          </table:table-cell>
          <table:table-cell table:style-name="ce7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/>
          <table:table-cell table:style-name="ce18" table:formula="of:=IF([.G281]-[.F281] &gt; 0; [.G281]-[.F281]; 0)" office:value-type="time" office:time-value="PT00H00M00S" calcext:value-type="time">
            <text:p>00:00</text:p>
          </table:table-cell>
          <table:table-cell table:style-name="ce18" table:formula="of:=[.D281]+[.H281]" office:value-type="time" office:time-value="PT04H15M24.72S" calcext:value-type="time">
            <text:p>04:15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0H00M30.278S" calcext:value-type="time">
            <text:p>20:00</text:p>
          </table:table-cell>
          <table:table-cell table:number-columns-repeated="1012"/>
        </table:table-row>
        <table:table-row table:style-name="ro1" table:number-rows-repeated="10482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7"/>
        <table:table-column table:style-name="co11" table:default-cell-style-name="ce74"/>
        <table:table-row table:style-name="ro1">
          <table:table-cell table:style-name="ce8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6" office:value-type="date" office:date-value="2021-12-22" calcext:value-type="date">
            <text:p>12/22/21</text:p>
          </table:table-cell>
          <table:table-cell table:style-name="ce8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6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3-04" calcext:value-type="date">
            <text:p>03/04/22</text:p>
          </table:table-cell>
          <table:table-cell table:style-name="ce90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87" office:value-type="date" office:date-value="2022-05-25" calcext:value-type="date">
            <text:p>05/25/22</text:p>
          </table:table-cell>
          <table:table-cell table:style-name="ce91" office:value-type="string" calcext:value-type="string">
            <text:p>L ER</text:p>
          </table:table-cell>
        </table:table-row>
        <table:table-row table:style-name="ro2">
          <table:table-cell table:style-name="ce86" office:value-type="date" office:date-value="2022-07-08" calcext:value-type="date">
            <text:p>07/08/22</text:p>
          </table:table-cell>
          <table:table-cell table:style-name="ce8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86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86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87" office:value-type="date" office:date-value="2022-09-19" calcext:value-type="date">
            <text:p>09/19/22</text:p>
          </table:table-cell>
          <table:table-cell table:style-name="ce92" office:value-type="string" calcext:value-type="string">
            <text:p>R wedding recovery</text:p>
          </table:table-cell>
        </table:table-row>
        <table:table-row table:style-name="ro2">
          <table:table-cell table:style-name="ce87" office:value-type="date" office:date-value="2022-10-03" calcext:value-type="date">
            <text:p>10/03/22</text:p>
          </table:table-cell>
          <table:table-cell table:style-name="ce92" office:value-type="string" calcext:value-type="string">
            <text:p>MH</text:p>
          </table:table-cell>
        </table:table-row>
        <table:table-row table:style-name="ro2">
          <table:table-cell table:style-name="ce87" office:value-type="date" office:date-value="2022-10-07" calcext:value-type="date">
            <text:p>10/07/22</text:p>
          </table:table-cell>
          <table:table-cell table:style-name="ce92" office:value-type="string" calcext:value-type="string">
            <text:p>sick</text:p>
          </table:table-cell>
        </table:table-row>
        <table:table-row table:style-name="ro2">
          <table:table-cell table:style-name="ce86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1" table:number-rows-repeated="4">
          <table:table-cell table:style-name="ce86"/>
          <table:table-cell table:style-name="ce67"/>
        </table:table-row>
        <table:table-row table:style-name="ro1" table:number-rows-repeated="2">
          <table:table-cell table:style-name="ce87"/>
          <table:table-cell table:style-name="ce92"/>
        </table:table-row>
        <table:table-row table:style-name="ro1">
          <table:table-cell table:style-name="ce67"/>
          <table:table-cell table:style-name="ce9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4">00/00/0000</text:date>, <text:time style:data-style-name="N2" text:time-value="07:52:53.7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1-04T14:21:46.647000000</dc:date>
    <meta:editing-duration>P67DT1H14M55S</meta:editing-duration>
    <meta:editing-cycles>1767</meta:editing-cycles>
    <meta:generator>LibreOffice/7.2.6.2$Windows_X86_64 LibreOffice_project/b0ec3a565991f7569a5a7f5d24fed7f52653d754</meta:generator>
    <dc:creator>Benjamin Laws</dc:creator>
    <meta:document-statistic meta:table-count="2" meta:cell-count="2092" meta:object-count="0"/>
  </office:meta>
</office:document-meta>
</file>